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cde9e" officeooo:paragraph-rsid="001cde9e"/>
    </style:style>
    <style:style style:name="P8" style:family="paragraph" style:parent-style-name="Table_20_Contents">
      <style:text-properties officeooo:rsid="001cf3f2" officeooo:paragraph-rsid="001cf3f2"/>
    </style:style>
    <style:style style:name="P9" style:family="paragraph" style:parent-style-name="Table_20_Contents">
      <style:text-properties officeooo:rsid="001e4fe5" officeooo:paragraph-rsid="001e4fe5"/>
    </style:style>
    <style:style style:name="P10" style:family="paragraph" style:parent-style-name="Table_20_Contents">
      <style:text-properties officeooo:rsid="001f8421" officeooo:paragraph-rsid="001f8421"/>
    </style:style>
    <style:style style:name="P11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2" style:family="paragraph" style:parent-style-name="Table_20_Contents">
      <style:text-properties officeooo:rsid="001cf3f2" officeooo:paragraph-rsid="001cf3f2"/>
    </style:style>
    <style:style style:name="P13" style:family="paragraph" style:parent-style-name="Table_20_Contents">
      <style:text-properties officeooo:rsid="001e4fe5" officeooo:paragraph-rsid="001e4fe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1a78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#include &lt;stdio.h&gt;</text:p>
            <text:p text:style-name="P8">#include &lt;signal.h&gt;</text:p>
            <text:p text:style-name="P8">#include &lt;unistd.h&gt;</text:p>
            <text:p text:style-name="P8">#include &lt;stdlib.h&gt;</text:p>
            <text:p text:style-name="P8">#include &lt;string.h&gt;</text:p>
            <text:p text:style-name="P8">#include &lt;fcntl.h&gt;</text:p>
            <text:p text:style-name="P8">#include &lt;stdbool.h&gt;<text:tab/></text:p>
            <text:p text:style-name="P8"/>
            <text:p text:style-name="P8">int main(int argc, char *argv[]) {</text:p>
            <text:p text:style-name="P8"><text:tab/>if(argc != 4) {</text:p>
            <text:p text:style-name="P8"><text:tab/><text:tab/>printf("Argumentos introducidos incorrectos<text:span text:style-name="T4">(3 Argumentos)</text:span>: %s ordenDeLinux simbolo nombreDeArchivo\n", argv[0]);</text:p>
            <text:p text:style-name="P8"><text:tab/><text:tab/>exit(1);</text:p>
            <text:p text:style-name="P8"><text:tab/>} else {</text:p>
            <text:p text:style-name="P8"><text:tab/><text:tab/>char *str_command;</text:p>
            <text:p text:style-name="P8"><text:tab/><text:tab/>char *str_file;</text:p>
            <text:p text:style-name="P8"><text:tab/><text:tab/>int fd;</text:p>
            <text:p text:style-name="P8"/>
            <text:p text:style-name="P8"><text:tab/><text:tab/>str_command = argv[1];</text:p>
            <text:p text:style-name="P8"><text:tab/><text:tab/>str_file = argv[3];</text:p>
            <text:p text:style-name="P8"/>
            <text:p text:style-name="P8"><text:tab/><text:tab/>if (strcmp(argv[2], "&lt;") == 0) {</text:p>
            <text:p text:style-name="P8"><text:tab/><text:tab/><text:tab/>fd = open (str_file, O_RDONLY);</text:p>
            <text:p text:style-name="P8"><text:tab/><text:tab/><text:tab/>close(STDIN_FILENO);</text:p>
            <text:p text:style-name="P8"><text:tab/><text:tab/><text:tab/>if (fcntl(fd, F_DUPFD, STDIN_FILENO) == -1 ) perror ("Error");</text:p>
            <text:p text:style-name="P8"><text:tab/><text:tab/>} else if (strcmp(argv[2], "&gt;") == 0) {</text:p>
            <text:p text:style-name="P8"><text:tab/><text:tab/><text:tab/>fd = open (str_file, O_CREAT|O_WRONLY);</text:p>
            <text:p text:style-name="P8"><text:tab/><text:tab/><text:tab/>close (STDOUT_FILENO);</text:p>
            <text:p text:style-name="P8"><text:tab/><text:tab/><text:tab/>if (fcntl(fd, F_DUPFD, STDOUT_FILENO) == -1 ) perror ("Error");</text:p>
            <text:p text:style-name="P8"><text:soft-page-break/><text:tab/><text:tab/>} else {</text:p>
            <text:p text:style-name="P8"><text:tab/><text:tab/><text:tab/>printf("Debe ponerse las comillas dobles (" ")para el simbolo\n", argv[2]);</text:p>
            <text:p text:style-name="P8"><text:tab/><text:tab/><text:tab/>exit(1);</text:p>
            <text:p text:style-name="P8"/>
            <text:p text:style-name="P8"><text:tab/><text:tab/>}</text:p>
            <text:p text:style-name="P8"><text:tab/> <text:s text:c="3"/>if( (execlp(str_command, "", NULL) &lt; 0)) {</text:p>
            <text:p text:style-name="P8"><text:tab/><text:tab/><text:tab/>perror("Error en el execlp\n");</text:p>
            <text:p text:style-name="P8"><text:tab/><text:tab/><text:tab/>exit(-1);</text:p>
            <text:p text:style-name="P8"><text:tab/><text:tab/>}</text:p>
            <text:p text:style-name="P8"><text:tab/><text:tab/>close(fd);</text:p>
            <text:p text:style-name="P8"><text:tab/>}</text:p>
            <text:p text:style-name="P8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#include &lt;stdio.h&gt;</text:p>
            <text:p text:style-name="P9">#include &lt;signal.h&gt;</text:p>
            <text:p text:style-name="P9">#include &lt;unistd.h&gt;</text:p>
            <text:p text:style-name="P9">#include &lt;stdlib.h&gt;</text:p>
            <text:p text:style-name="P9">#include &lt;string.h&gt;</text:p>
            <text:p text:style-name="P9">#include &lt;fcntl.h&gt;</text:p>
            <text:p text:style-name="P9">#include &lt;errno.h&gt;</text:p>
            <text:p text:style-name="P9"/>
            <text:p text:style-name="P9">int main(int argc, char *argv[]) {</text:p>
            <text:p text:style-name="P9"><text:tab/>struct flock cerrojo;</text:p>
            <text:p text:style-name="P9"><text:tab/>int fd, i;</text:p>
            <text:p text:style-name="P9"><text:tab/>if(argc != 2) {</text:p>
            <text:p text:style-name="P9"><text:tab/><text:tab/>printf("Error. Introducir <text:span text:style-name="T4">un</text:span> argumento correcto: %s nombreDeArchio\n", argv[0]);</text:p>
            <text:p text:style-name="P9"><text:tab/><text:tab/>exit(1);</text:p>
            <text:p text:style-name="P9"/>
            <text:p text:style-name="P9"><text:tab/>} else {</text:p>
            <text:p text:style-name="P9"><text:tab/><text:tab/>char *str_file = argv[1];</text:p>
            <text:p text:style-name="P9"><text:soft-page-break/><text:tab/><text:tab/>if ((fd=open(str_file, O_RDWR)) == -1 ){</text:p>
            <text:p text:style-name="P9"><text:tab/><text:tab/><text:tab/>perror("Error al abrir el archivo");</text:p>
            <text:p text:style-name="P9"><text:tab/><text:tab/><text:tab/>return 0;</text:p>
            <text:p text:style-name="P9"><text:tab/><text:tab/>}</text:p>
            <text:p text:style-name="P9"/>
            <text:p text:style-name="P9"><text:tab/><text:tab/>cerrojo.l_type=F_WRLCK;</text:p>
            <text:p text:style-name="P9"><text:tab/><text:tab/>cerrojo.l_whence=SEEK_SET;</text:p>
            <text:p text:style-name="P9"><text:tab/><text:tab/>cerrojo.l_start=0;</text:p>
            <text:p text:style-name="P9"><text:tab/><text:tab/>cerrojo.l_len=0;</text:p>
            <text:p text:style-name="P9"><text:tab/><text:tab/></text:p>
            <text:p text:style-name="P9"><text:tab/><text:tab/>//printf ("Intentando bloquear el archivo %s\n", str_file);</text:p>
            <text:p text:style-name="P9"><text:tab/><text:tab/>if (fcntl (fd, F_SETLKW, &amp;cerrojo) == EDEADLK) {</text:p>
            <text:p text:style-name="P9"><text:tab/><text:tab/><text:tab/>printf ("%s ha dado un error EDEADLK\n", str_file);</text:p>
            <text:p text:style-name="P9"><text:tab/><text:tab/>} <text:s/></text:p>
            <text:p text:style-name="P9"><text:tab/><text:tab/>//Ahora el bloqueo tiene exito y podemos procesar el archivo</text:p>
            <text:p text:style-name="P9"><text:tab/><text:tab/>printf ("Procesando el archivo %s\n", str_file);</text:p>
            <text:p text:style-name="P9"/>
            <text:p text:style-name="P9"><text:tab/><text:tab/>cerrojo.l_type=F_UNLCK;</text:p>
            <text:p text:style-name="P9"><text:tab/><text:tab/>cerrojo.l_whence=SEEK_SET;</text:p>
            <text:p text:style-name="P9"><text:tab/><text:tab/>cerrojo.l_start=0;</text:p>
            <text:p text:style-name="P9"><text:tab/><text:tab/>cerrojo.l_len=0;</text:p>
            <text:p text:style-name="P9"><text:tab/><text:tab/>if (fcntl (fd, F_SETLKW, &amp;cerrojo) == -1) {</text:p>
            <text:p text:style-name="P9"><text:tab/><text:tab/><text:tab/>perror ("Error al desbloquear el archivo");</text:p>
            <text:p text:style-name="P9"><text:tab/><text:tab/>}</text:p>
            <text:p text:style-name="P9"><text:tab/><text:tab/>return 0;</text:p>
            <text:p text:style-name="P9"><text:tab/>}</text:p>
            <text:p text:style-name="P9">}</text:p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0">La orden ftruncate permite extender el contenido de un archivo o cortarlo. Seguimos los siguientes pasos:</text:p>
            <text:p text:style-name="P10">1. Mapear el archivo de origen -&gt; Ver tamaño</text:p>
            <text:p text:style-name="P10">2. Crear un archivo de destino y abrirlo -&gt; ajustar su tamaño al de origen</text:p>
            <text:p text:style-name="P10">3. Mapear el archivo de destino</text:p>
            <text:p text:style-name="P10">4. Copiar desde memoria de origen a destino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16T10:46:09.832381492</dc:date>
    <meta:print-date>2011-10-06T10:39:21</meta:print-date>
    <meta:editing-cycles>195</meta:editing-cycles>
    <meta:editing-duration>PT23H3M1S</meta:editing-duration>
    <meta:document-statistic meta:table-count="9" meta:image-count="1" meta:object-count="0" meta:page-count="5" meta:paragraph-count="97" meta:word-count="459" meta:character-count="3155" meta:non-whitespace-character-count="2651"/>
    <meta:user-defined meta:name="Información 1"/>
    <meta:user-defined meta:name="Información 2"/>
    <meta:user-defined meta:name="Información 3"/>
    <meta:user-defined meta:name="Información 4"/>
  </office:meta>
</office:document-meta>
</file>